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df1" officeooo:paragraph-rsid="00138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to the database where we have obtained it </text:p>
      <text:p text:style-name="P1"/>
      <text:p text:style-name="P1">This database was uploaded to kraggle from the user VinayaJoshi </text:p>
      <text:p text:style-name="P1"/>
      <text:p text:style-name="P1">We researched a lot of databases to find the one that we found most workable </text:p>
      <text:p text:style-name="Standard"/>
      <text:p text:style-name="Standard">https://www.kaggle.com/shubhamjoshi2130of/abstract-data-set-for-credit-card-fraud-det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50:24.325377189</meta:creation-date>
    <dc:date>2019-11-22T13:54:45.583551058</dc:date>
    <meta:editing-duration>PT4M22S</meta:editing-duration>
    <meta:editing-cycles>1</meta:editing-cycles>
    <meta:document-statistic meta:table-count="0" meta:image-count="0" meta:object-count="0" meta:page-count="1" meta:paragraph-count="4" meta:word-count="35" meta:character-count="279" meta:non-whitespace-character-count="245"/>
    <meta:generator>LibreOffice/6.0.7.3$Linux_X86_64 LibreOffice_project/00m0$Build-3</meta:generator>
  </office:meta>
</office:document-meta>
</file>